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e-registry"/>Role Registry<text:bookmark-end text:name="role-registry"/></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5/role-registry" office:name=""><text:span text:style-name="Definition">https://blueprint.ecohubs.community/articles/rcos-templates/layer-5/role-regist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overview"/>Overview<text:bookmark-end text:name="overview"/></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3"><text:span text:style-name="T1">Rationale — Why require every responsibility to have a named role</text:span></text:p>
      <text:p text:style-name="P3">Ongoing responsibilities without explicit roles become invisible labor — done by whoever notices, resented silently, and impossible to hand over. Making every ongoing responsibility a named, accountable role is what prevents the community from running on the unpaid goodwill of a few members.</text:p>
      <text:p text:style-name="P4"><text:span text:style-name="T1">Instructions — How to fill this in</text:span></text:p>
      <text:p text:style-name="P4">Distinguish operational roles (carrying delegated authority per the Decision Matrix) from functional roles (contribution-scoped, no special governance authority). State the “in good standing” definition you will use for eligibility.</text:p>
      <text:p text:style-name="First_20_paragraph">This registry defines all recognized roles within the community. Roles are either <text:span text:style-name="T1">operational</text:span> (carrying delegated authority per the Decision Matrix) or <text:span text:style-name="T1">functional</text:span> (contribution-scoped, no special governance authority beyond Full Member rights).</text:p>
      <text:p text:style-name="P5">“<text:span text:style-name="T1">In good standing</text:span>” means a Full Member who has met their participation expectations in the last and is not currently subject to an active accountability process or conflict review under Layer 4.</text:p>
      <text:p text:style-name="Horizontal_20_Line"/>
      <text:h text:style-name="Heading_20_2" text:outline-level="2"><text:bookmark-start text:name="summary-table"/>Summary Table<text:bookmark-end text:name="summary-tab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e</text:p>
            </table:table-cell>
            <table:table-cell table:style-name="TableHeaderRowCell" office:value-type="string">
              <text:p text:style-name="Table_20_Heading">Type</text:p>
            </table:table-cell>
            <table:table-cell table:style-name="TableHeaderRowCell" office:value-type="string">
              <text:p text:style-name="Table_20_Heading">Current Holder</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onal / Functional&gt;</text:span></text:p>
          </table:table-cell>
          <table:table-cell table:style-name="TableRowCell" office:value-type="string">
            <text:p text:style-name="Table_20_Contents"><text:span text:style-name="T2">&lt;holder or </text:span>“<text:span text:style-name="T2">Vacant</text:span>”<text:span text:style-name="T2">&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onal-roles"/>Operational Roles<text:bookmark-end text:name="opera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3</text:span></text:span></text:a></text:p>
      <text:p text:style-name="P6"><text:span text:style-name="T1">Rationale — Why define accountability for delegated authority</text:span></text:p>
      <text:p text:style-name="P6">Operational roles carry real power — they can act without a community vote within their scope. That power only stays safe if each role has a clear accountability mechanism: who can raise concerns, how review happens, and how a role can be reassigned when trust breaks.</text:p>
      <text:p text:style-name="P7"><text:span text:style-name="T1">Instructions — How to fill this in</text:span></text:p>
      <text:p text:style-name="P7">For each operational role, fill in the template below with concrete scope, decision authority, interfaces, eligibility, term, appointment, review/removal, and handover requirements.</text:p>
      <text:p text:style-name="First_20_paragraph">Operational roles carry delegated authority to act within explicitly defined limits without a Full Member vote, as defined in the Decision Matrix (Layer 2). All operational role holders are accountable to Full Members collectively. Any Full Member may raise a concern about how a role is being performed; reassignment requires a Strategic vote.</text:p>
      <text:p text:style-name="Horizontal_20_Line"/>
      <text:h text:style-name="Heading_20_3" text:outline-level="3"><text:bookmark-start text:name="operational-role-name-eg-membership-admin"/><text:span text:style-name="T2">&lt;Operational Role Name, e.g. Membership Admin&gt;</text:span><text:bookmark-end text:name="operational-role-name-eg-membership-admin"/></text:h>
      <text:list text:style-name="L3">
        <text:list-item>
          <text:p text:style-name="P8"><text:span text:style-name="T1">Purpose:</text:span> </text:p>
        </text:list-item>
        <text:list-item>
          <text:p text:style-name="P8"><text:span text:style-name="T1">Scope of responsibility:</text:span> </text:p>
        </text:list-item>
        <text:list-item>
          <text:p text:style-name="P8"><text:span text:style-name="T1">Decision authority:</text:span> <text:span text:style-name="T2">&lt;which decisions in the Decision Matrix this role executes; explicit limits.&gt;</text:span></text:p>
        </text:list-item>
        <text:list-item>
          <text:p text:style-name="P8"><text:span text:style-name="T1">Interfaces:</text:span> </text:p>
        </text:list-item>
        <text:list-item>
          <text:p text:style-name="P8"><text:span text:style-name="T1">Eligibility criteria:</text:span> <text:span text:style-name="T2">&lt;Full Member in good standing; any additional criteria.&gt;</text:span></text:p>
        </text:list-item>
        <text:list-item>
          <text:p text:style-name="P8"><text:span text:style-name="T1">Term / rotation:</text:span> <text:span text:style-name="T2">&lt;ongoing / rotating / fixed term.&gt;</text:span></text:p>
        </text:list-item>
        <text:list-item>
          <text:p text:style-name="P8"><text:span text:style-name="T1">Appointment process:</text:span> </text:p>
        </text:list-item>
        <text:list-item>
          <text:p text:style-name="P8"><text:span text:style-name="T1">Review and removal:</text:span> <text:span text:style-name="T2">&lt;how concerns are raised; reassignment via Strategic vote.&gt;</text:span></text:p>
        </text:list-item>
        <text:list-item>
          <text:p text:style-name="P8"><text:span text:style-name="T1">Handover:</text:span> </text:p>
        </text:list-item>
      </text:list>
      <text:p text:style-name="Horizontal_20_Line"/>
      <text:h text:style-name="Heading_20_3" text:outline-level="3"><text:bookmark-start text:name="operational-role-name-eg-finance-steward"/><text:span text:style-name="T2">&lt;Operational Role Name, e.g. Finance Steward&gt;</text:span><text:bookmark-end text:name="operational-role-name-eg-finance-steward"/></text:h>
      <text:list text:style-name="L4">
        <text:list-item>
          <text:p text:style-name="P9"><text:span text:style-name="T1">Purpose:</text:span> <text:span text:style-name="T2">&lt;purpose.&gt;</text:span></text:p>
        </text:list-item>
        <text:list-item>
          <text:p text:style-name="P9"><text:span text:style-name="T1">Scope of responsibility:</text:span> <text:span text:style-name="T2">&lt;responsibilities.&gt;</text:span></text:p>
        </text:list-item>
        <text:list-item>
          <text:p text:style-name="P9"><text:span text:style-name="T1">Decision authority:</text:span> <text:span text:style-name="T2">&lt;Decision Matrix scope; spending limit.&gt;</text:span></text:p>
        </text:list-item>
        <text:list-item>
          <text:p text:style-name="P9"><text:span text:style-name="T1">Interfaces:</text:span> </text:p>
        </text:list-item>
        <text:list-item>
          <text:p text:style-name="P9"><text:span text:style-name="T1">Eligibility criteria:</text:span> </text:p>
        </text:list-item>
        <text:list-item>
          <text:p text:style-name="P9"><text:span text:style-name="T1">Term / rotation:</text:span> <text:span text:style-name="T2">&lt;…&gt;</text:span></text:p>
        </text:list-item>
        <text:list-item>
          <text:p text:style-name="P9"><text:span text:style-name="T1">Appointment process:</text:span> <text:span text:style-name="T2">&lt;…&gt;</text:span></text:p>
        </text:list-item>
        <text:list-item>
          <text:p text:style-name="P9"><text:span text:style-name="T1">Review and removal:</text:span> <text:span text:style-name="T2">&lt;…&gt;</text:span></text:p>
        </text:list-item>
        <text:list-item>
          <text:p text:style-name="P9"><text:span text:style-name="T1">Handover:</text:span> <text:span text:style-name="T2">&lt;…&gt;</text:span></text:p>
        </text:list-item>
      </text:list>
      <text:p text:style-name="Horizontal_20_Line"/>
      <text:h text:style-name="Heading_20_3" text:outline-level="3"><text:bookmark-start text:name="add-additional-operational-roles-as-needed-eg-infrastructure-steward-communications-steward"/><text:span text:style-name="T2">&lt;Add additional operational roles as needed (e.g. Infrastructure Steward, Communications Steward).&gt;</text:span><text:bookmark-end text:name="add-additional-operational-roles-as-needed-eg-infrastructure-steward-communications-steward"/></text:h>
      <text:p text:style-name="Horizontal_20_Line"/>
      <text:h text:style-name="Heading_20_2" text:outline-level="2"><text:bookmark-start text:name="functional-roles"/>Functional Roles<text:bookmark-end text:name="func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p>
      <text:p text:style-name="P10"><text:span text:style-name="T1">Rationale — Why separate functional from operational roles</text:span></text:p>
      <text:p text:style-name="P10">Not every contribution needs delegated authority — most work is about doing, not deciding. Functional roles name contribution scopes without bundling in governance power, so members can opt into work without an authority transfer, and so the governance system stays clear about who can act on behalf of the community.</text:p>
      <text:p text:style-name="P11"><text:span text:style-name="T1">Instructions — How to fill this in</text:span></text:p>
      <text:p text:style-name="P11">For each functional role, define purpose, scope, interfaces, eligibility, and handover. Functional roles do not require a vote to assume — declaration is sufficient.</text:p>
      <text:p text:style-name="First_20_paragraph">Functional roles define a member’s contribution scope. They carry no delegated governance authority beyond Full Member rights. Any Full Member may take on a functional role by declaring it; no vote is required. Roles may be vacated at any time by notification.</text:p>
      <text:p text:style-name="Horizontal_20_Line"/>
      <text:h text:style-name="Heading_20_3" text:outline-level="3"><text:bookmark-start text:name="functional-role-name-eg-facilitator"/><text:span text:style-name="T2">&lt;Functional Role Name, e.g. Facilitator&gt;</text:span><text:bookmark-end text:name="functional-role-name-eg-facilitator"/></text:h>
      <text:list text:style-name="L5">
        <text:list-item>
          <text:p text:style-name="P12"><text:span text:style-name="T1">Purpose:</text:span> <text:span text:style-name="T2">&lt;purpose.&gt;</text:span></text:p>
        </text:list-item>
        <text:list-item>
          <text:p text:style-name="P12"><text:span text:style-name="T1">Scope of responsibility:</text:span> <text:span text:style-name="T2">&lt;responsibilities.&gt;</text:span></text:p>
        </text:list-item>
        <text:list-item>
          <text:p text:style-name="P12"><text:span text:style-name="T1">Decision authority:</text:span> </text:p>
        </text:list-item>
        <text:list-item>
          <text:p text:style-name="P12"><text:span text:style-name="T1">Interfaces:</text:span> </text:p>
        </text:list-item>
        <text:list-item>
          <text:p text:style-name="P12"><text:span text:style-name="T1">Eligibility criteria:</text:span> <text:span text:style-name="T2">&lt;Full Member; any additional preferences.&gt;</text:span></text:p>
        </text:list-item>
        <text:list-item>
          <text:p text:style-name="P12"><text:span text:style-name="T1">Term / rotation:</text:span> </text:p>
        </text:list-item>
        <text:list-item>
          <text:p text:style-name="P12"><text:span text:style-name="T1">Appointment process:</text:span> <text:span text:style-name="T2">&lt;self-declaration.&gt;</text:span></text:p>
        </text:list-item>
        <text:list-item>
          <text:p text:style-name="P12"><text:span text:style-name="T1">Review and removal:</text:span> <text:span text:style-name="T2">&lt;may be vacated at any time; conflict-of-interest substitution per Layer 4 if relevant.&gt;</text:span></text:p>
        </text:list-item>
        <text:list-item>
          <text:p text:style-name="P12"><text:span text:style-name="T1">Handover:</text:span> </text:p>
        </text:list-item>
      </text:list>
      <text:p text:style-name="Horizontal_20_Line"/>
      <text:h text:style-name="Heading_20_3" text:outline-level="3"/>
      <text:p text:style-name="Horizontal_20_Line"/>
      <text:h text:style-name="Heading_20_2" text:outline-level="2"><text:bookmark-start text:name="ratification-record"/>Ratification Record<text:bookmark-end text:name="ratification-record"/></text:h>
      <text:list text:style-name="L6">
        <text:list-item>
          <text:p text:style-name="P13"><text:span text:style-name="T1">Adopted:</text:span> </text:p>
        </text:list-item>
        <text:list-item>
          <text:p text:style-name="P13"><text:span text:style-name="T1">Decision type:</text:span> Strategic</text:p>
        </text:list-item>
        <text:list-item>
          <text:p text:style-name="P13"><text:span text:style-name="T1">Version:</text:span> </text:p>
        </text:list-item>
        <text:list-item>
          <text:p text:style-name="P1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7Z</meta:creation-date>
    <dc:date>2026-04-27T19:56:37Z</dc:date>
    <meta:user-defined meta:name="title-meta" meta:value-type="string">Role Registry</meta:user-defined>
  </office:meta>
</office:document-meta>
</file>